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1.032cm" svg:height="18.497cm" svg:x="13.524cm" svg:y="26.669cm">
            <draw:object draw:notify-on-update-of-ranges="Sheet1.K4:Sheet1.K4 Sheet1.K5:Sheet1.K7 Sheet1.F29:Sheet1.F29 Sheet1.D29:Sheet1.D29 Sheet1.E29:Sheet1.E29 Sheet1.G29:Sheet1.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33cm" svg:height="18.412cm" svg:x="2.578cm" svg:y="32.98cm">
            <draw:object draw:notify-on-update-of-ranges="Sheet1.D2:Sheet1.D2 Sheet1.E2:Sheet1.E2 Sheet1.F2:Sheet1.F2 Sheet1.G2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4.067cm" svg:height="18.041cm" svg:x="1.724cm" svg:y="24.878cm">
            <draw:object draw:notify-on-update-of-ranges="Sheet1.D29:Sheet1.D29 Sheet1.E29:Sheet1.E29 Sheet1.F29:Sheet1.F29 Sheet1.G29:Sheet1.G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visibility="collapse" table:default-cell-style-name="ce1"/>
        <table:table-column table:style-name="co1" table:number-columns-repeated="4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style-name="ce2" office:value-type="string">
            <text:p>G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M = 1024 GEN = 1000 THREADS = 1</text:p>
          </table:table-cell>
          <table:table-cell/>
          <table:table-cell office:value-type="float" office:value="5.718475">
            <text:p>5.718475</text:p>
          </table:table-cell>
          <table:table-cell office:value-type="float" office:value="5.765054">
            <text:p>5.765054</text:p>
          </table:table-cell>
          <table:table-cell office:value-type="float" office:value="4.554163">
            <text:p>4.554163</text:p>
          </table:table-cell>
          <table:table-cell office:value-type="float" office:value="9.463">
            <text:p>9.463</text:p>
          </table:table-cell>
          <table:table-cell table:style-name="ce1" office:value-type="float" office:value="101.2006">
            <text:p>101.200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5.677659">
            <text:p>5.677659</text:p>
          </table:table-cell>
          <table:table-cell office:value-type="float" office:value="5.771371">
            <text:p>5.771371</text:p>
          </table:table-cell>
          <table:table-cell office:value-type="float" office:value="4.56045">
            <text:p>4.56045</text:p>
          </table:table-cell>
          <table:table-cell office:value-type="float" office:value="8.913">
            <text:p>8.913</text:p>
          </table:table-cell>
          <table:table-cell table:style-name="ce1" office:value-type="float" office:value="100.5934">
            <text:p>100.5934</text:p>
          </table:table-cell>
          <table:table-cell table:number-columns-repeated="2"/>
          <table:table-cell office:value-type="string">
            <text:p>Amdahl's Calculation</text:p>
          </table:table-cell>
        </table:table-row>
        <table:table-row table:style-name="ro2">
          <table:table-cell table:number-columns-repeated="3"/>
          <table:table-cell office:value-type="float" office:value="5.722809">
            <text:p>5.722809</text:p>
          </table:table-cell>
          <table:table-cell office:value-type="float" office:value="5.790001">
            <text:p>5.790001</text:p>
          </table:table-cell>
          <table:table-cell office:value-type="float" office:value="4.553645">
            <text:p>4.553645</text:p>
          </table:table-cell>
          <table:table-cell office:value-type="float" office:value="8.908">
            <text:p>8.908</text:p>
          </table:table-cell>
          <table:table-cell table:style-name="ce1" office:value-type="float" office:value="101.1012">
            <text:p>101.1012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float" office:value="5.721358">
            <text:p>5.721358</text:p>
          </table:table-cell>
          <table:table-cell office:value-type="float" office:value="5.795148">
            <text:p>5.795148</text:p>
          </table:table-cell>
          <table:table-cell office:value-type="float" office:value="4.561694">
            <text:p>4.561694</text:p>
          </table:table-cell>
          <table:table-cell office:value-type="float" office:value="9.112">
            <text:p>9.112</text:p>
          </table:table-cell>
          <table:table-cell table:style-name="ce1" office:value-type="float" office:value="100.9822">
            <text:p>100.9822</text:p>
          </table:table-cell>
          <table:table-cell/>
          <table:table-cell office:value-type="float" office:value="2">
            <text:p>2</text:p>
          </table:table-cell>
          <table:table-cell office:value-type="float" office:value="1.98432384165096">
            <text:p>1.9843238417</text:p>
          </table:table-cell>
        </table:table-row>
        <table:table-row table:style-name="ro2">
          <table:table-cell table:number-columns-repeated="3"/>
          <table:table-cell office:value-type="float" office:value="5.716541">
            <text:p>5.716541</text:p>
          </table:table-cell>
          <table:table-cell office:value-type="float" office:value="5.782545">
            <text:p>5.782545</text:p>
          </table:table-cell>
          <table:table-cell office:value-type="float" office:value="4.554886">
            <text:p>4.554886</text:p>
          </table:table-cell>
          <table:table-cell office:value-type="float" office:value="9.024">
            <text:p>9.024</text:p>
          </table:table-cell>
          <table:table-cell table:style-name="ce1" office:value-type="float" office:value="99.5587">
            <text:p>99.5587</text:p>
          </table:table-cell>
          <table:table-cell/>
          <table:table-cell office:value-type="float" office:value="4">
            <text:p>4</text:p>
          </table:table-cell>
          <table:table-cell office:value-type="float" office:value="3.90739474455407">
            <text:p>3.9073947446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:.D7])" office:value-type="float" office:value="5.7113684">
            <text:p>5.7113684</text:p>
          </table:table-cell>
          <table:table-cell table:formula="of:=AVERAGE([.E3:.E7])" office:value-type="float" office:value="5.7808238">
            <text:p>5.7808238</text:p>
          </table:table-cell>
          <table:table-cell table:formula="of:=AVERAGE([.F3:.F7])" office:value-type="float" office:value="4.5569676">
            <text:p>4.5569676</text:p>
          </table:table-cell>
          <table:table-cell table:formula="of:=AVERAGE([.G3:.G7])" office:value-type="float" office:value="9.084">
            <text:p>9.084</text:p>
          </table:table-cell>
          <table:table-cell table:style-name="ce1" table:formula="of:=AVERAGE([.H3:.H7])" office:value-type="float" office:value="100.68722">
            <text:p>100.6872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1024 GEN = 1000 THREADS = 2</text:p>
          </table:table-cell>
          <table:table-cell/>
          <table:table-cell office:value-type="float" office:value="3.047201">
            <text:p>3.047201</text:p>
          </table:table-cell>
          <table:table-cell office:value-type="float" office:value="3.114075">
            <text:p>3.114075</text:p>
          </table:table-cell>
          <table:table-cell office:value-type="float" office:value="2.353971">
            <text:p>2.353971</text:p>
          </table:table-cell>
          <table:table-cell office:value-type="float" office:value="4.714">
            <text:p>4.714</text:p>
          </table:table-cell>
          <table:table-cell table:style-name="ce1" office:value-type="float" office:value="74.8022">
            <text:p>74.802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3.043579">
            <text:p>3.043579</text:p>
          </table:table-cell>
          <table:table-cell office:value-type="float" office:value="3.116941">
            <text:p>3.116941</text:p>
          </table:table-cell>
          <table:table-cell office:value-type="float" office:value="2.355625">
            <text:p>2.355625</text:p>
          </table:table-cell>
          <table:table-cell office:value-type="float" office:value="4.568">
            <text:p>4.568</text:p>
          </table:table-cell>
          <table:table-cell table:style-name="ce1" office:value-type="float" office:value="72.2883">
            <text:p>72.288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4981">
            <text:p>3.04981</text:p>
          </table:table-cell>
          <table:table-cell office:value-type="float" office:value="3.127248">
            <text:p>3.127248</text:p>
          </table:table-cell>
          <table:table-cell office:value-type="float" office:value="2.356607">
            <text:p>2.356607</text:p>
          </table:table-cell>
          <table:table-cell office:value-type="float" office:value="4.736">
            <text:p>4.736</text:p>
          </table:table-cell>
          <table:table-cell table:style-name="ce1" office:value-type="float" office:value="71.0558">
            <text:p>71.0558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55256">
            <text:p>3.055256</text:p>
          </table:table-cell>
          <table:table-cell office:value-type="float" office:value="3.118521">
            <text:p>3.118521</text:p>
          </table:table-cell>
          <table:table-cell office:value-type="float" office:value="2.356541">
            <text:p>2.356541</text:p>
          </table:table-cell>
          <table:table-cell office:value-type="float" office:value="4.68">
            <text:p>4.68</text:p>
          </table:table-cell>
          <table:table-cell table:style-name="ce1" office:value-type="float" office:value="75.5541">
            <text:p>75.554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3.050681">
            <text:p>3.050681</text:p>
          </table:table-cell>
          <table:table-cell office:value-type="float" office:value="3.130182">
            <text:p>3.130182</text:p>
          </table:table-cell>
          <table:table-cell office:value-type="float" office:value="2.359814">
            <text:p>2.359814</text:p>
          </table:table-cell>
          <table:table-cell office:value-type="float" office:value="4.694">
            <text:p>4.694</text:p>
          </table:table-cell>
          <table:table-cell table:style-name="ce1" office:value-type="float" office:value="70.5531">
            <text:p>70.553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12:.D16])" office:value-type="float" office:value="3.0493054">
            <text:p>3.0493054</text:p>
          </table:table-cell>
          <table:table-cell table:formula="of:=AVERAGE([.E12:.E16])" office:value-type="float" office:value="3.1213934">
            <text:p>3.1213934</text:p>
          </table:table-cell>
          <table:table-cell table:formula="of:=AVERAGE([.F12:.F16])" office:value-type="float" office:value="2.3565116">
            <text:p>2.3565116</text:p>
          </table:table-cell>
          <table:table-cell table:formula="of:=AVERAGE([.G12:.G16])" office:value-type="float" office:value="4.6784">
            <text:p>4.6784</text:p>
          </table:table-cell>
          <table:table-cell table:style-name="ce1" table:formula="of:=AVERAGE([.H12:.H16])" office:value-type="float" office:value="72.8507">
            <text:p>72.850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17]" office:value-type="float" office:value="1.87300635744783">
            <text:p>1.8730063574</text:p>
          </table:table-cell>
          <table:table-cell table:formula="of:=[.E8]/[.E17]" office:value-type="float" office:value="1.85200103261575">
            <text:p>1.8520010326</text:p>
          </table:table-cell>
          <table:table-cell table:formula="of:=[.F8]/[.F17]" office:value-type="float" office:value="1.93377685898088">
            <text:p>1.933776859</text:p>
          </table:table-cell>
          <table:table-cell table:formula="of:=[.G8]/[.G17]" office:value-type="float" office:value="1.94168946648427">
            <text:p>1.9416894665</text:p>
          </table:table-cell>
          <table:table-cell table:style-name="ce1" table:formula="of:=[.H8]/[.H17]" office:value-type="float" office:value="1.38210367230514">
            <text:p>1.3821036723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1024 GEN = 1000 THREADS = 4</text:p>
          </table:table-cell>
          <table:table-cell/>
          <table:table-cell office:value-type="float" office:value="2.200051">
            <text:p>2.200051</text:p>
          </table:table-cell>
          <table:table-cell office:value-type="float" office:value="2.181026">
            <text:p>2.181026</text:p>
          </table:table-cell>
          <table:table-cell office:value-type="float" office:value="1.328827">
            <text:p>1.328827</text:p>
          </table:table-cell>
          <table:table-cell office:value-type="float" office:value="3.867">
            <text:p>3.867</text:p>
          </table:table-cell>
          <table:table-cell table:style-name="ce1" office:value-type="float" office:value="95.5914">
            <text:p>95.591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lobal State @ MAXGEN 44790</text:p>
          </table:table-cell>
          <table:table-cell/>
          <table:table-cell office:value-type="float" office:value="2.144076">
            <text:p>2.144076</text:p>
          </table:table-cell>
          <table:table-cell office:value-type="float" office:value="2.077911">
            <text:p>2.077911</text:p>
          </table:table-cell>
          <table:table-cell office:value-type="float" office:value="1.422537">
            <text:p>1.422537</text:p>
          </table:table-cell>
          <table:table-cell office:value-type="float" office:value="3.881">
            <text:p>3.881</text:p>
          </table:table-cell>
          <table:table-cell table:style-name="ce1" office:value-type="float" office:value="95.0917">
            <text:p>95.0917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92156">
            <text:p>2.092156</text:p>
          </table:table-cell>
          <table:table-cell office:value-type="float" office:value="2.096594">
            <text:p>2.096594</text:p>
          </table:table-cell>
          <table:table-cell office:value-type="float" office:value="1.401127">
            <text:p>1.401127</text:p>
          </table:table-cell>
          <table:table-cell office:value-type="float" office:value="3.94">
            <text:p>3.94</text:p>
          </table:table-cell>
          <table:table-cell table:style-name="ce1" office:value-type="float" office:value="94.5871">
            <text:p>94.587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83783">
            <text:p>2.083783</text:p>
          </table:table-cell>
          <table:table-cell office:value-type="float" office:value="2.098059">
            <text:p>2.098059</text:p>
          </table:table-cell>
          <table:table-cell office:value-type="float" office:value="1.474601">
            <text:p>1.474601</text:p>
          </table:table-cell>
          <table:table-cell office:value-type="float" office:value="3.879">
            <text:p>3.879</text:p>
          </table:table-cell>
          <table:table-cell table:style-name="ce1" office:value-type="float" office:value="94.9951">
            <text:p>94.995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2.087061">
            <text:p>2.087061</text:p>
          </table:table-cell>
          <table:table-cell office:value-type="float" office:value="2.102909">
            <text:p>2.102909</text:p>
          </table:table-cell>
          <table:table-cell office:value-type="float" office:value="1.404484">
            <text:p>1.404484</text:p>
          </table:table-cell>
          <table:table-cell office:value-type="float" office:value="3.881">
            <text:p>3.881</text:p>
          </table:table-cell>
          <table:table-cell table:style-name="ce1" office:value-type="float" office:value="95.2215">
            <text:p>95.221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21:.D25])" office:value-type="float" office:value="2.1214254">
            <text:p>2.1214254</text:p>
          </table:table-cell>
          <table:table-cell table:formula="of:=AVERAGE([.E21:.E25])" office:value-type="float" office:value="2.1112998">
            <text:p>2.1112998</text:p>
          </table:table-cell>
          <table:table-cell table:formula="of:=AVERAGE([.F21:.F25])" office:value-type="float" office:value="1.4063152">
            <text:p>1.4063152</text:p>
          </table:table-cell>
          <table:table-cell table:formula="of:=AVERAGE([.G21:.G25])" office:value-type="float" office:value="3.8896">
            <text:p>3.8896</text:p>
          </table:table-cell>
          <table:table-cell table:style-name="ce1" table:formula="of:=AVERAGE([.H21:.H25])" office:value-type="float" office:value="95.09736">
            <text:p>95.0973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8]/[.D26]" office:value-type="float" office:value="2.69223155336973">
            <text:p>2.6922315534</text:p>
          </table:table-cell>
          <table:table-cell table:formula="of:=[.E8]/[.E26]" office:value-type="float" office:value="2.7380402347407">
            <text:p>2.7380402347</text:p>
          </table:table-cell>
          <table:table-cell table:formula="of:=[.F8]/[.F26]" office:value-type="float" office:value="3.24036005583954">
            <text:p>3.2403600558</text:p>
          </table:table-cell>
          <table:table-cell table:formula="of:=[.G8]/[.G26]" office:value-type="float" office:value="2.33545865898807">
            <text:p>2.335458659</text:p>
          </table:table-cell>
          <table:table-cell table:style-name="ce1" table:formula="of:=[.H8]/[.H26]" office:value-type="float" office:value="1.05878039095933">
            <text:p>1.058780391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ce1"/>
          <table:table-cell/>
          <table:table-cell table:style-name="ce2" office:value-type="string">
            <text:p>C++ 11</text:p>
          </table:table-cell>
          <table:table-cell table:style-name="ce2" office:value-type="string">
            <text:p>C++ Boost</text:p>
          </table:table-cell>
          <table:table-cell table:style-name="ce2" office:value-type="string">
            <text:p>C OpenMP</text:p>
          </table:table-cell>
          <table:table-cell table:style-name="ce2" office:value-type="string">
            <text:p>Jav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1</text:p>
          </table:table-cell>
          <table:table-cell/>
          <table:table-cell office:value-type="float" office:value="23.64823">
            <text:p>23.64823</text:p>
          </table:table-cell>
          <table:table-cell office:value-type="float" office:value="23.755266">
            <text:p>23.755266</text:p>
          </table:table-cell>
          <table:table-cell office:value-type="float" office:value="18.468408">
            <text:p>18.468408</text:p>
          </table:table-cell>
          <table:table-cell office:value-type="float" office:value="35.117">
            <text:p>35.11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23.64879">
            <text:p>23.64879</text:p>
          </table:table-cell>
          <table:table-cell office:value-type="float" office:value="23.754745">
            <text:p>23.754745</text:p>
          </table:table-cell>
          <table:table-cell office:value-type="float" office:value="18.424642">
            <text:p>18.424642</text:p>
          </table:table-cell>
          <table:table-cell office:value-type="float" office:value="35.209">
            <text:p>35.20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606505">
            <text:p>23.606505</text:p>
          </table:table-cell>
          <table:table-cell office:value-type="float" office:value="23.773273">
            <text:p>23.773273</text:p>
          </table:table-cell>
          <table:table-cell office:value-type="float" office:value="18.425841">
            <text:p>18.425841</text:p>
          </table:table-cell>
          <table:table-cell office:value-type="float" office:value="35.025">
            <text:p>35.0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596945">
            <text:p>23.596945</text:p>
          </table:table-cell>
          <table:table-cell office:value-type="float" office:value="23.764332">
            <text:p>23.764332</text:p>
          </table:table-cell>
          <table:table-cell office:value-type="float" office:value="18.465193">
            <text:p>18.465193</text:p>
          </table:table-cell>
          <table:table-cell office:value-type="float" office:value="34.991">
            <text:p>34.99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3.583807">
            <text:p>23.583807</text:p>
          </table:table-cell>
          <table:table-cell office:value-type="float" office:value="23.810464">
            <text:p>23.810464</text:p>
          </table:table-cell>
          <table:table-cell office:value-type="float" office:value="18.433137">
            <text:p>18.433137</text:p>
          </table:table-cell>
          <table:table-cell office:value-type="float" office:value="35.67">
            <text:p>35.6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0:.D34])" office:value-type="float" office:value="23.6168554">
            <text:p>23.6168554</text:p>
          </table:table-cell>
          <table:table-cell table:formula="of:=AVERAGE([.E30:.E34])" office:value-type="float" office:value="23.771616">
            <text:p>23.771616</text:p>
          </table:table-cell>
          <table:table-cell table:formula="of:=AVERAGE([.F30:.F34])" office:value-type="float" office:value="18.4434442">
            <text:p>18.4434442</text:p>
          </table:table-cell>
          <table:table-cell table:formula="of:=AVERAGE([.G30:.G34])" office:value-type="float" office:value="35.2024">
            <text:p>35.202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2</text:p>
          </table:table-cell>
          <table:table-cell/>
          <table:table-cell office:value-type="float" office:value="13.73039">
            <text:p>13.73039</text:p>
          </table:table-cell>
          <table:table-cell office:value-type="float" office:value="14.013883">
            <text:p>14.013883</text:p>
          </table:table-cell>
          <table:table-cell office:value-type="float" office:value="9.371935">
            <text:p>9.371935</text:p>
          </table:table-cell>
          <table:table-cell office:value-type="float" office:value="19.719">
            <text:p>19.7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13.740023">
            <text:p>13.740023</text:p>
          </table:table-cell>
          <table:table-cell office:value-type="float" office:value="13.911092">
            <text:p>13.911092</text:p>
          </table:table-cell>
          <table:table-cell office:value-type="float" office:value="9.384064">
            <text:p>9.384064</text:p>
          </table:table-cell>
          <table:table-cell office:value-type="float" office:value="19.802">
            <text:p>19.802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20766">
            <text:p>13.720766</text:p>
          </table:table-cell>
          <table:table-cell office:value-type="float" office:value="13.941342">
            <text:p>13.941342</text:p>
          </table:table-cell>
          <table:table-cell office:value-type="float" office:value="9.370194">
            <text:p>9.370194</text:p>
          </table:table-cell>
          <table:table-cell office:value-type="float" office:value="19.8">
            <text:p>19.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77311">
            <text:p>13.777311</text:p>
          </table:table-cell>
          <table:table-cell office:value-type="float" office:value="13.958943">
            <text:p>13.958943</text:p>
          </table:table-cell>
          <table:table-cell office:value-type="float" office:value="9.400541">
            <text:p>9.400541</text:p>
          </table:table-cell>
          <table:table-cell office:value-type="float" office:value="20.005">
            <text:p>20.00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3.769952">
            <text:p>13.769952</text:p>
          </table:table-cell>
          <table:table-cell office:value-type="float" office:value="13.915513">
            <text:p>13.915513</text:p>
          </table:table-cell>
          <table:table-cell office:value-type="float" office:value="9.40014">
            <text:p>9.40014</text:p>
          </table:table-cell>
          <table:table-cell office:value-type="float" office:value="19.719">
            <text:p>19.7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39:.D43])" office:value-type="float" office:value="13.7476884">
            <text:p>13.7476884</text:p>
          </table:table-cell>
          <table:table-cell table:formula="of:=AVERAGE([.E39:.E43])" office:value-type="float" office:value="13.9481546">
            <text:p>13.9481546</text:p>
          </table:table-cell>
          <table:table-cell table:formula="of:=AVERAGE([.F39:.F43])" office:value-type="float" office:value="9.3853748">
            <text:p>9.3853748</text:p>
          </table:table-cell>
          <table:table-cell table:formula="of:=AVERAGE([.G39:.G43])" office:value-type="float" office:value="19.809">
            <text:p>19.80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/>
          <table:table-cell table:formula="of:=[.D35]/[.D44]" office:value-type="float" office:value="1.71787828708716">
            <text:p>1.7178782871</text:p>
          </table:table-cell>
          <table:table-cell table:formula="of:=[.E35]/[.E44]" office:value-type="float" office:value="1.70428394878847">
            <text:p>1.7042839488</text:p>
          </table:table-cell>
          <table:table-cell table:formula="of:=[.F35]/[.F44]" office:value-type="float" office:value="1.9651260171304">
            <text:p>1.9651260171</text:p>
          </table:table-cell>
          <table:table-cell table:formula="of:=[.G35]/[.G44]" office:value-type="float" office:value="1.7770912211621">
            <text:p>1.77709122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office:value-type="string">
            <text:p>DIM = 2048 GEN = 1000 THREADS = 4</text:p>
          </table:table-cell>
          <table:table-cell/>
          <table:table-cell office:value-type="float" office:value="9.008888">
            <text:p>9.008888</text:p>
          </table:table-cell>
          <table:table-cell office:value-type="float" office:value="9.105704">
            <text:p>9.105704</text:p>
          </table:table-cell>
          <table:table-cell office:value-type="float" office:value="4.911145">
            <text:p>4.911145</text:p>
          </table:table-cell>
          <table:table-cell office:value-type="float" office:value="14.523">
            <text:p>14.52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lobal State @ MAXGEN 180192</text:p>
          </table:table-cell>
          <table:table-cell/>
          <table:table-cell office:value-type="float" office:value="9.032154">
            <text:p>9.032154</text:p>
          </table:table-cell>
          <table:table-cell office:value-type="float" office:value="9.097899">
            <text:p>9.097899</text:p>
          </table:table-cell>
          <table:table-cell office:value-type="float" office:value="4.939797">
            <text:p>4.939797</text:p>
          </table:table-cell>
          <table:table-cell office:value-type="float" office:value="14.128">
            <text:p>14.128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8.9769">
            <text:p>8.9769</text:p>
          </table:table-cell>
          <table:table-cell office:value-type="float" office:value="9.149642">
            <text:p>9.149642</text:p>
          </table:table-cell>
          <table:table-cell office:value-type="float" office:value="4.923635">
            <text:p>4.923635</text:p>
          </table:table-cell>
          <table:table-cell office:value-type="float" office:value="14.254">
            <text:p>14.25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.058067">
            <text:p>9.058067</text:p>
          </table:table-cell>
          <table:table-cell office:value-type="float" office:value="9.122737">
            <text:p>9.122737</text:p>
          </table:table-cell>
          <table:table-cell office:value-type="float" office:value="4.927098">
            <text:p>4.927098</text:p>
          </table:table-cell>
          <table:table-cell office:value-type="float" office:value="14.851">
            <text:p>14.85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9.065694">
            <text:p>9.065694</text:p>
          </table:table-cell>
          <table:table-cell office:value-type="float" office:value="9.093698">
            <text:p>9.093698</text:p>
          </table:table-cell>
          <table:table-cell office:value-type="float" office:value="4.972541">
            <text:p>4.972541</text:p>
          </table:table-cell>
          <table:table-cell office:value-type="float" office:value="14.787">
            <text:p>14.787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verage</text:p>
          </table:table-cell>
          <table:table-cell/>
          <table:table-cell table:formula="of:=AVERAGE([.D48:.D52])" office:value-type="float" office:value="9.0283406">
            <text:p>9.0283406</text:p>
          </table:table-cell>
          <table:table-cell table:formula="of:=AVERAGE([.E48:.E52])" office:value-type="float" office:value="9.113936">
            <text:p>9.113936</text:p>
          </table:table-cell>
          <table:table-cell table:formula="of:=AVERAGE([.F48:.F52])" office:value-type="float" office:value="4.9348432">
            <text:p>4.9348432</text:p>
          </table:table-cell>
          <table:table-cell table:formula="of:=AVERAGE([.G48:.G52])" office:value-type="float" office:value="14.5086">
            <text:p>14.508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peed Up</text:p>
          </table:table-cell>
          <table:table-cell table:style-name="Default"/>
          <table:table-cell table:formula="of:=[.D35]/[.D53]" office:value-type="float" office:value="2.61585782441571">
            <text:p>2.6158578244</text:p>
          </table:table-cell>
          <table:table-cell table:formula="of:=[.E35]/[.E53]" office:value-type="float" office:value="2.6082711136001">
            <text:p>2.6082711136</text:p>
          </table:table-cell>
          <table:table-cell table:formula="of:=[.F35]/[.F53]" office:value-type="float" office:value="3.73739214246969">
            <text:p>3.7373921425</text:p>
          </table:table-cell>
          <table:table-cell table:formula="of:=[.G35]/[.G53]" office:value-type="float" office:value="2.42631266972692">
            <text:p>2.4263126697</text:p>
          </table:table-cell>
          <table:table-cell office:value-type="float" office:value="4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 style:data-style-name="N2" text:time-value="0000-00-00T20:23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6T16:56:49</meta:creation-date>
    <dc:date>2013-04-17T02:43:58</dc:date>
    <dc:creator>Edward Michniak</dc:creator>
    <meta:editing-duration>PT1H1M17S</meta:editing-duration>
    <meta:editing-cycles>3</meta:editing-cycles>
    <meta:generator>LibreOffice/3.6$Linux_X86_64 LibreOffice_project/360m1$Build-2</meta:generator>
    <meta:document-statistic meta:table-count="1" meta:cell-count="2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33cm" svg:height="18.498cm" xlink:href=".." xlink:type="simple" chart:class="chart:line" chart:style-name="ch1">
        <chart:legend chart:legend-position="end" svg:x="26.488cm" svg:y="7.954cm" style:legend-expansion="high" chart:style-name="ch2"/>
        <chart:plot-area chart:style-name="ch3" table:cell-range-address="Sheet1.D36:Sheet1.H36 Sheet1.D45:Sheet1.H45 Sheet1.D54:Sheet1.H54 Sheet1.K4:Sheet1.K7 Sheet1.D29:Sheet1.G29" chart:data-source-has-labels="both" svg:x="1.631cm" svg:y="1.611cm" svg:width="23.617cm" svg:height="15.537cm">
          <chartooo:coordinate-region svg:x="2.358cm" svg:y="1.811cm" svg:width="22.796cm" svg:height="14.69cm"/>
          <chart:axis chart:dimension="x" chart:name="primary-x" chart:style-name="ch4" chartooo:axis-type="auto">
            <chartooo:date-scale/>
            <chart:title svg:x="12.786cm" svg:y="17.517cm" chart:style-name="ch5">
              <text:p>Threads</text:p>
            </chart:title>
            <chart:categories table:cell-range-address="Sheet1.H36:Sheet1.H36 Sheet1.H45:Sheet1.H45 Sheet1.H54:Sheet1.H54"/>
          </chart:axis>
          <chart:axis chart:dimension="y" chart:name="primary-y" chart:style-name="ch6">
            <chart:title svg:x="0.451cm" svg:y="10.164cm" chart:style-name="ch7">
              <text:p>Speed Up</text:p>
            </chart:title>
            <chart:grid chart:style-name="ch8" chart:class="major"/>
          </chart:axis>
          <chart:series chart:style-name="ch9" chart:values-cell-range-address="Sheet1.K5:Sheet1.K7" chart:label-cell-address="Sheet1.K4:Sheet1.K4" chart:class="chart:line">
            <chart:data-point chart:repeated="3"/>
          </chart:series>
          <chart:series chart:style-name="ch10" chart:values-cell-range-address="Sheet1.F36:Sheet1.F36 Sheet1.F45:Sheet1.F45 Sheet1.F54:Sheet1.F54" chart:label-cell-address="Sheet1.F29:Sheet1.F29" chart:class="chart:line">
            <chart:data-point chart:repeated="3"/>
          </chart:series>
          <chart:series chart:style-name="ch11" chart:values-cell-range-address="Sheet1.D36:Sheet1.D36 Sheet1.D45:Sheet1.D45 Sheet1.D54:Sheet1.D54" chart:label-cell-address="Sheet1.D29:Sheet1.D29" chart:class="chart:line">
            <chart:data-point chart:repeated="3"/>
          </chart:series>
          <chart:series chart:style-name="ch12" chart:values-cell-range-address="Sheet1.E36:Sheet1.E36 Sheet1.E45:Sheet1.E45 Sheet1.E54:Sheet1.E54" chart:label-cell-address="Sheet1.E29:Sheet1.E29" chart:class="chart:line">
            <chart:data-point chart:repeated="3"/>
          </chart:series>
          <chart:series chart:style-name="ch13" chart:values-cell-range-address="Sheet1.G36:Sheet1.G36 Sheet1.G45:Sheet1.G45 Sheet1.G54:Sheet1.G54" chart:label-cell-address="Sheet1.G29:Sheet1.G2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ahl's Calculation</text:p>
                <draw:g>
                  <svg:desc>Sheet1.K4:Sheet1.K4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1">
                <text:p>1</text:p>
                <draw:g>
                  <svg:desc>Sheet1.K5:Sheet1.K7</svg:desc>
                </draw:g>
              </table:table-cell>
              <table:table-cell office:value-type="float" office:value="1">
                <text:p>1</text:p>
                <draw:g>
                  <svg:desc>Sheet1.F36:Sheet1.F36 Sheet1.F45:Sheet1.F45 Sheet1.F54:Sheet1.F54</svg:desc>
                </draw:g>
              </table:table-cell>
              <table:table-cell office:value-type="float" office:value="1">
                <text:p>1</text:p>
                <draw:g>
                  <svg:desc>Sheet1.D36:Sheet1.D36 Sheet1.D45:Sheet1.D45 Sheet1.D54:Sheet1.D54</svg:desc>
                </draw:g>
              </table:table-cell>
              <table:table-cell office:value-type="float" office:value="1">
                <text:p>1</text:p>
                <draw:g>
                  <svg:desc>Sheet1.E36:Sheet1.E36 Sheet1.E45:Sheet1.E45 Sheet1.E54:Sheet1.E54</svg:desc>
                </draw:g>
              </table:table-cell>
              <table:table-cell office:value-type="float" office:value="1">
                <text:p>1</text:p>
                <draw:g>
                  <svg:desc>Sheet1.G36:Sheet1.G36 Sheet1.G45:Sheet1.G45 Sheet1.G54:Sheet1.G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432384165096">
                <text:p>1.98432384165096</text:p>
              </table:table-cell>
              <table:table-cell office:value-type="float" office:value="1.9651260171304">
                <text:p>1.9651260171304</text:p>
              </table:table-cell>
              <table:table-cell office:value-type="float" office:value="1.71787828708716">
                <text:p>1.71787828708716</text:p>
              </table:table-cell>
              <table:table-cell office:value-type="float" office:value="1.70428394878847">
                <text:p>1.70428394878847</text:p>
              </table:table-cell>
              <table:table-cell office:value-type="float" office:value="1.7770912211621">
                <text:p>1.7770912211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0739474455407">
                <text:p>3.90739474455407</text:p>
              </table:table-cell>
              <table:table-cell office:value-type="float" office:value="3.73739214246969">
                <text:p>3.73739214246969</text:p>
              </table:table-cell>
              <table:table-cell office:value-type="float" office:value="2.61585782441571">
                <text:p>2.61585782441571</text:p>
              </table:table-cell>
              <table:table-cell office:value-type="float" office:value="2.6082711136001">
                <text:p>2.6082711136001</text:p>
              </table:table-cell>
              <table:table-cell office:value-type="float" office:value="2.42631266972692">
                <text:p>2.4263126697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331cm" svg:height="18.413cm" xlink:href=".." xlink:type="simple" chart:class="chart:line" chart:column-mapping="0 1 2" chart:style-name="ch1">
        <chart:legend chart:legend-position="end" svg:x="29.294cm" svg:y="8.16cm" style:legend-expansion="high" chart:style-name="ch2"/>
        <chart:plot-area chart:style-name="ch3" table:cell-range-address="Sheet1.H36:Sheet1.H36 Sheet1.H45:Sheet1.H45 Sheet1.H54:Sheet1.H54 Sheet1.D2:Sheet1.G2 Sheet1.D8:Sheet1.G8 Sheet1.D17:Sheet1.G17 Sheet1.D26:Sheet1.G26" chart:data-source-has-labels="both" svg:x="1.657cm" svg:y="1.607cm" svg:width="26.345cm" svg:height="15.457cm">
          <chartooo:coordinate-region svg:x="2.278cm" svg:y="1.806cm" svg:width="25.63cm" svg:height="14.611cm"/>
          <chart:axis chart:dimension="x" chart:name="primary-x" chart:style-name="ch4" chartooo:axis-type="auto">
            <chartooo:date-scale/>
            <chart:title svg:x="14.176cm" svg:y="17.432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4">
            <chart:title svg:x="0.451cm" svg:y="9.935cm" chart:style-name="ch7">
              <text:p>Time(s)</text:p>
            </chart:title>
            <chart:grid chart:style-name="ch6" chart:class="major"/>
          </chart:axis>
          <chart:series chart:style-name="ch8" chart:values-cell-range-address="Sheet1.D8:Sheet1.D8 Sheet1.D17:Sheet1.D17 Sheet1.D26:Sheet1.D26" chart:label-cell-address="Sheet1.D2:Sheet1.D2" chart:class="chart:line">
            <chart:data-point chart:repeated="3"/>
          </chart:series>
          <chart:series chart:style-name="ch9" chart:values-cell-range-address="Sheet1.E8:Sheet1.E8 Sheet1.E17:Sheet1.E17 Sheet1.E26:Sheet1.E26" chart:label-cell-address="Sheet1.E2:Sheet1.E2" chart:class="chart:line">
            <chart:data-point chart:repeated="3"/>
          </chart:series>
          <chart:series chart:style-name="ch10" chart:values-cell-range-address="Sheet1.F8:Sheet1.F8 Sheet1.F17:Sheet1.F17 Sheet1.F26:Sheet1.F26" chart:label-cell-address="Sheet1.F2:Sheet1.F2" chart:class="chart:line">
            <chart:data-point chart:repeated="3"/>
          </chart:series>
          <chart:series chart:style-name="ch11" chart:values-cell-range-address="Sheet1.G8:Sheet1.G8 Sheet1.G17:Sheet1.G17 Sheet1.G26:Sheet1.G26" chart:label-cell-address="Sheet1.G2:Sheet1.G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11</text:p>
                <draw:g>
                  <svg:desc>Sheet1.D2:Sheet1.D2</svg:desc>
                </draw:g>
              </table:table-cell>
              <table:table-cell office:value-type="string">
                <text:p>C++ Boost</text:p>
                <draw:g>
                  <svg:desc>Sheet1.E2:Sheet1.E2</svg:desc>
                </draw:g>
              </table:table-cell>
              <table:table-cell office:value-type="string">
                <text:p>C OpenMP</text:p>
                <draw:g>
                  <svg:desc>Sheet1.F2:Sheet1.F2</svg:desc>
                </draw:g>
              </table:table-cell>
              <table:table-cell office:value-type="string">
                <text:p>Java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5.7113684">
                <text:p>5.7113684</text:p>
                <draw:g>
                  <svg:desc>Sheet1.D8:Sheet1.D8 Sheet1.D17:Sheet1.D17 Sheet1.D26:Sheet1.D26</svg:desc>
                </draw:g>
              </table:table-cell>
              <table:table-cell office:value-type="float" office:value="5.7808238">
                <text:p>5.7808238</text:p>
                <draw:g>
                  <svg:desc>Sheet1.E8:Sheet1.E8 Sheet1.E17:Sheet1.E17 Sheet1.E26:Sheet1.E26</svg:desc>
                </draw:g>
              </table:table-cell>
              <table:table-cell office:value-type="float" office:value="4.5569676">
                <text:p>4.5569676</text:p>
                <draw:g>
                  <svg:desc>Sheet1.F8:Sheet1.F8 Sheet1.F17:Sheet1.F17 Sheet1.F26:Sheet1.F26</svg:desc>
                </draw:g>
              </table:table-cell>
              <table:table-cell office:value-type="float" office:value="9.084">
                <text:p>9.084</text:p>
                <draw:g>
                  <svg:desc>Sheet1.G8:Sheet1.G8 Sheet1.G17:Sheet1.G17 Sheet1.G26:Sheet1.G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493054">
                <text:p>3.0493054</text:p>
              </table:table-cell>
              <table:table-cell office:value-type="float" office:value="3.1213934">
                <text:p>3.1213934</text:p>
              </table:table-cell>
              <table:table-cell office:value-type="float" office:value="2.3565116">
                <text:p>2.3565116</text:p>
              </table:table-cell>
              <table:table-cell office:value-type="float" office:value="4.6784">
                <text:p>4.67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214254">
                <text:p>2.1214254</text:p>
              </table:table-cell>
              <table:table-cell office:value-type="float" office:value="2.1112998">
                <text:p>2.1112998</text:p>
              </table:table-cell>
              <table:table-cell office:value-type="float" office:value="1.4063152">
                <text:p>1.4063152</text:p>
              </table:table-cell>
              <table:table-cell office:value-type="float" office:value="3.8896">
                <text:p>3.8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68cm" svg:height="18.042cm" xlink:href=".." xlink:type="simple" chart:class="chart:line" chart:column-mapping="0 1 2" chart:style-name="ch1">
        <chart:legend chart:legend-position="end" svg:x="31.031cm" svg:y="7.975cm" style:legend-expansion="high" chart:style-name="ch2"/>
        <chart:plot-area chart:style-name="ch3" table:cell-range-address="Sheet1.H36:Sheet1.H36 Sheet1.H45:Sheet1.H45 Sheet1.H54:Sheet1.H54 Sheet1.D29:Sheet1.G29 Sheet1.D35:Sheet1.G35 Sheet1.D44:Sheet1.G44 Sheet1.D53:Sheet1.G53" chart:data-source-has-labels="both" svg:x="1.692cm" svg:y="1.575cm" svg:width="27.977cm" svg:height="15.126cm">
          <chartooo:coordinate-region svg:x="2.313cm" svg:y="1.774cm" svg:width="27.262cm" svg:height="14.28cm"/>
          <chart:axis chart:dimension="x" chart:name="primary-x" chart:style-name="ch4" chartooo:axis-type="auto">
            <chartooo:date-scale/>
            <chart:title svg:x="15.027cm" svg:y="17.061cm" chart:style-name="ch5">
              <text:p>Threads</text:p>
            </chart:title>
            <chart:categories table:cell-range-address="Sheet1.H36:Sheet1.H36 Sheet1.H45:Sheet1.H45 Sheet1.H54:Sheet1.H54"/>
            <chart:grid chart:style-name="ch6" chart:class="major"/>
          </chart:axis>
          <chart:axis chart:dimension="y" chart:name="primary-y" chart:style-name="ch4">
            <chart:title svg:x="0.451cm" svg:y="9.738cm" chart:style-name="ch7">
              <text:p>Time(s)</text:p>
            </chart:title>
            <chart:grid chart:style-name="ch6" chart:class="major"/>
          </chart:axis>
          <chart:series chart:style-name="ch8" chart:values-cell-range-address="Sheet1.D35:Sheet1.D35 Sheet1.D44:Sheet1.D44 Sheet1.D53:Sheet1.D53" chart:label-cell-address="Sheet1.D29:Sheet1.D29" chart:class="chart:line">
            <chart:data-point chart:repeated="3"/>
          </chart:series>
          <chart:series chart:style-name="ch9" chart:values-cell-range-address="Sheet1.E35:Sheet1.E35 Sheet1.E44:Sheet1.E44 Sheet1.E53:Sheet1.E53" chart:label-cell-address="Sheet1.E29:Sheet1.E29" chart:class="chart:line">
            <chart:data-point chart:repeated="3"/>
          </chart:series>
          <chart:series chart:style-name="ch10" chart:values-cell-range-address="Sheet1.F35:Sheet1.F35 Sheet1.F44:Sheet1.F44 Sheet1.F53:Sheet1.F53" chart:label-cell-address="Sheet1.F29:Sheet1.F29" chart:class="chart:line">
            <chart:data-point chart:repeated="3"/>
          </chart:series>
          <chart:series chart:style-name="ch11" chart:values-cell-range-address="Sheet1.G35:Sheet1.G35 Sheet1.G44:Sheet1.G44 Sheet1.G53:Sheet1.G53" chart:label-cell-address="Sheet1.G29:Sheet1.G29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11</text:p>
                <draw:g>
                  <svg:desc>Sheet1.D29:Sheet1.D29</svg:desc>
                </draw:g>
              </table:table-cell>
              <table:table-cell office:value-type="string">
                <text:p>C++ Boost</text:p>
                <draw:g>
                  <svg:desc>Sheet1.E29:Sheet1.E29</svg:desc>
                </draw:g>
              </table:table-cell>
              <table:table-cell office:value-type="string">
                <text:p>C OpenMP</text:p>
                <draw:g>
                  <svg:desc>Sheet1.F29:Sheet1.F29</svg:desc>
                </draw:g>
              </table:table-cell>
              <table:table-cell office:value-type="string">
                <text:p>Java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H36:Sheet1.H36 Sheet1.H45:Sheet1.H45 Sheet1.H54:Sheet1.H54</svg:desc>
                </draw:g>
              </table:table-cell>
              <table:table-cell office:value-type="float" office:value="23.6168554">
                <text:p>23.6168554</text:p>
                <draw:g>
                  <svg:desc>Sheet1.D35:Sheet1.D35 Sheet1.D44:Sheet1.D44 Sheet1.D53:Sheet1.D53</svg:desc>
                </draw:g>
              </table:table-cell>
              <table:table-cell office:value-type="float" office:value="23.771616">
                <text:p>23.771616</text:p>
                <draw:g>
                  <svg:desc>Sheet1.E35:Sheet1.E35 Sheet1.E44:Sheet1.E44 Sheet1.E53:Sheet1.E53</svg:desc>
                </draw:g>
              </table:table-cell>
              <table:table-cell office:value-type="float" office:value="18.4434442">
                <text:p>18.4434442</text:p>
                <draw:g>
                  <svg:desc>Sheet1.F35:Sheet1.F35 Sheet1.F44:Sheet1.F44 Sheet1.F53:Sheet1.F53</svg:desc>
                </draw:g>
              </table:table-cell>
              <table:table-cell office:value-type="float" office:value="35.2024">
                <text:p>35.2024</text:p>
                <draw:g>
                  <svg:desc>Sheet1.G35:Sheet1.G35 Sheet1.G44:Sheet1.G44 Sheet1.G53:Sheet1.G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7476884">
                <text:p>13.7476884</text:p>
              </table:table-cell>
              <table:table-cell office:value-type="float" office:value="13.9481546">
                <text:p>13.9481546</text:p>
              </table:table-cell>
              <table:table-cell office:value-type="float" office:value="9.3853748">
                <text:p>9.3853748</text:p>
              </table:table-cell>
              <table:table-cell office:value-type="float" office:value="19.809">
                <text:p>19.8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0283406">
                <text:p>9.0283406</text:p>
              </table:table-cell>
              <table:table-cell office:value-type="float" office:value="9.113936">
                <text:p>9.113936</text:p>
              </table:table-cell>
              <table:table-cell office:value-type="float" office:value="4.9348432">
                <text:p>4.9348432</text:p>
              </table:table-cell>
              <table:table-cell office:value-type="float" office:value="14.5086">
                <text:p>14.50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